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100000201852BF6E4.png" manifest:media-type="image/png"/>
  <manifest:file-entry manifest:full-path="Pictures/1000063B0000335E00003505A115685A.svg" manifest:media-type="image/svg+xml"/>
  <manifest:file-entry manifest:full-path="Pictures/10000001000001C100000201B72D268E.png" manifest:media-type="image/png"/>
  <manifest:file-entry manifest:full-path="Pictures/1000000100000181000002012A1E3071.png" manifest:media-type="image/png"/>
  <manifest:file-entry manifest:full-path="Pictures/100001CB000027CA0000350509321FAF.svg" manifest:media-type="image/svg+xml"/>
  <manifest:file-entry manifest:full-path="Pictures/100002CB00002E68000035053320CA96.svg" manifest:media-type="image/svg+xml"/>
  <manifest:file-entry manifest:full-path="Pictures/1000000100000201000002019FBE7EA8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001000001C10000020125BA06C1.png" manifest:media-type="image/png"/>
  <manifest:file-entry manifest:full-path="Pictures/100000010000020100000201E36D4190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2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P3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6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9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P15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6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25cf33" officeooo:paragraph-rsid="0025cf33" style:font-weight-asian="bold" style:font-weight-complex="bold"/>
    </style:style>
    <style:style style:name="P17" style:family="paragraph" style:parent-style-name="Standard" style:list-style-name="L3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18" style:family="paragraph" style:parent-style-name="Standard">
      <style:text-properties fo:color="#666666" loext:opacity="100%" style:font-name="Roboto Slab" fo:font-size="12pt" fo:font-weight="normal" officeooo:rsid="0025cf33" style:font-weight-asian="normal" style:font-weight-complex="normal"/>
    </style:style>
    <style:style style:name="P19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2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3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4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2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28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29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T1" style:family="text">
      <style:text-properties fo:font-size="18pt" fo:font-weight="bold" officeooo:rsid="000d91f6" style:font-weight-asian="bold" style:font-weight-complex="bold"/>
    </style:style>
    <style:style style:name="T2" style:family="text">
      <style:text-properties officeooo:rsid="001debfd"/>
    </style:style>
    <style:style style:name="T3" style:family="text">
      <style:text-properties fo:font-size="12pt" style:text-underline-style="none" fo:font-weight="normal" officeooo:rsid="001debfd" style:font-weight-asian="normal" style:font-weight-complex="normal"/>
    </style:style>
    <style:style style:name="T4" style:family="text">
      <style:text-properties fo:font-size="12pt" style:text-underline-style="none" fo:font-weight="normal" officeooo:rsid="001c78b0" style:font-weight-asian="normal" style:font-weight-complex="normal"/>
    </style:style>
    <style:style style:name="T5" style:family="text">
      <style:text-properties fo:font-size="12pt" style:text-underline-style="none" fo:font-weight="normal" officeooo:rsid="000d91f6" style:font-weight-asian="normal" style:font-weight-complex="normal"/>
    </style:style>
    <style:style style:name="T6" style:family="text">
      <style:text-properties fo:font-size="12pt" style:text-underline-style="none" fo:font-weight="normal" style:font-weight-asian="normal" style:font-weight-complex="normal"/>
    </style:style>
    <style:style style:name="T7" style:family="text">
      <style:text-properties officeooo:rsid="0025cf33"/>
    </style:style>
    <style:style style:name="T8" style:family="text">
      <style:text-properties officeooo:rsid="0011775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bold" officeooo:rsid="00225e7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25e77" style:font-weight-asian="bold" style:font-weight-complex="bold"/>
    </style:style>
    <style:style style:name="T13" style:family="text">
      <style:text-properties officeooo:rsid="00225e77"/>
    </style:style>
    <style:style style:name="T14" style:family="text">
      <style:text-properties style:text-underline-style="none"/>
    </style:style>
    <style:style style:name="T15" style:family="text">
      <style:text-properties officeooo:rsid="000ea513"/>
    </style:style>
    <style:style style:name="T16" style:family="text">
      <style:text-properties style:font-name="Roboto Slab" fo:font-size="12pt"/>
    </style:style>
    <style:style style:name="T17" style:family="text">
      <style:text-properties style:font-name="Roboto Slab" fo:font-size="12pt" fo:font-weight="normal" style:font-weight-asian="normal" style:font-weight-complex="normal"/>
    </style:style>
    <style:style style:name="T18" style:family="text">
      <style:text-properties style:font-name="Roboto Slab" fo:font-size="12pt" fo:font-weight="bold" style:font-weight-asian="bold" style:font-weight-complex="bold"/>
    </style:style>
    <style:style style:name="T19" style:family="text">
      <style:text-properties style:font-name="Roboto Slab" fo:font-size="12pt" fo:font-weight="normal" officeooo:rsid="000ea513" style:font-weight-asian="normal" style:font-weight-complex="normal"/>
    </style:style>
    <style:style style:name="T20" style:family="text">
      <style:text-properties style:font-name="Roboto Slab" fo:font-size="12pt" fo:font-weight="normal" officeooo:rsid="00197689" style:font-weight-asian="normal" style:font-weight-complex="normal"/>
    </style:style>
    <style:style style:name="T21" style:family="text">
      <style:text-properties style:font-name="Roboto Slab" fo:font-size="12pt" fo:font-weight="normal" officeooo:rsid="0025cf33" style:font-weight-asian="normal" style:font-weight-complex="normal"/>
    </style:style>
    <style:style style:name="T22" style:family="text">
      <style:text-properties style:font-name="Roboto Slab" fo:font-size="12pt" fo:font-weight="normal" officeooo:rsid="00225e77" style:font-weight-asian="normal" style:font-weight-complex="normal"/>
    </style:style>
    <style:style style:name="T23" style:family="text">
      <style:text-properties officeooo:rsid="000d91f6"/>
    </style:style>
    <style:style style:name="T24" style:family="text">
      <style:text-properties officeooo:rsid="00250fce"/>
    </style:style>
    <style:style style:name="T25" style:family="text">
      <style:text-properties officeooo:rsid="00241a6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af7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6" draw:name="Shape 1" draw:style-name="gr1" draw:text-style-name="P2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RAPHAEL BATISTA FONTÃO</text:span></text:p>
      <text:p text:style-name="P3">Desenvolvedor Fullstack <text:span text:style-name="T2">PHP/JavaScript </text:span>Pleno-Sênior</text:p>
      <text:p text:style-name="P4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25BA06C1.png" xlink:type="simple" xlink:show="embed" xlink:actuate="onLoad" draw:mime-type="image/png"/></draw:frame><text:span text:style-name="T3">+55 </text:span><text:a xlink:type="simple" xlink:href="https://api.whatsapp.com/send?phone=5511969286032" office:target-frame-name="_blank" xlink:show="new" text:style-name="Internet_20_link" text:visited-style-name="Visited_20_Internet_20_Link"><text:span text:style-name="T4">(11) 96928-6032 </text:span></text:a><text:span text:style-name="T5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9FBE7EA8.png" xlink:type="simple" xlink:show="embed" xlink:actuate="onLoad" draw:mime-type="image/png"/></draw:frame><text:span text:style-name="T5"><text:s text:c="10"/></text:span><text:a xlink:type="simple" xlink:href="mailto:rbfraphael@gmail.com" office:target-frame-name="_blank" xlink:show="new" text:style-name="Internet_20_link" text:visited-style-name="Visited_20_Internet_20_Link"><text:span text:style-name="T5">rbfraphael@gmail.com</text:span></text:a><text:span text:style-name="T5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2A1E3071.png" xlink:type="simple" xlink:show="embed" xlink:actuate="onLoad" draw:mime-type="image/png"/></draw:frame><text:span text:style-name="T5"><text:s text:c="2"/>São Paulo – SP – </text:span><text:span text:style-name="T3">Brasil</text:span></text:p>
      <text:p text:style-name="P5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B72D268E.png" xlink:type="simple" xlink:show="embed" xlink:actuate="onLoad" draw:mime-type="image/png"/></draw:frame><text:span text:style-name="T5">l</text:span><text:span text:style-name="T6">inkedin.com/in/rbfraphael</text:span></text:a><text:span text:style-name="T6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852BF6E4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6">github.com/rbfraphael</text:span></text:a><text:span text:style-name="T6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E36D4190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4">rbfraphael.com.br</text:span></text:a></text:p>
      <text:p text:style-name="P6"/>
      <text:p text:style-name="P7">PERFIL</text:p>
      <text:p text:style-name="P8"><text:tab/>Possuo <text:span text:style-name="T7">mais de 7</text:span> anos de experiência com <text:span text:style-name="T8">programação</text:span>. Iniciei minha carreira na área em 2016 como estagiário, com ênfase em PHP e Wordpress. Desde então, evoluí meus conhecimentos para um nível de proficiência pleno/sênior em desenvolvimento fullstack, desde o<text:span text:style-name="T9"> </text:span><text:span text:style-name="T10">DevOps</text:span>, com Docker, Linux, Apache, NGINX e NodeJs, passando pelo<text:span text:style-name="T9"> </text:span><text:span text:style-name="T11">B</text:span><text:span text:style-name="T10">ack-end</text:span> com Laravel, Wordpress, ExpressJS, MySQL, PostgreSQL e MongoDB, <text:span text:style-name="T12">Fro</text:span><text:span text:style-name="T10">nt-end</text:span><text:span text:style-name="T9"> </text:span>em JavaScript com React, NextJS, Angular, <text:span text:style-name="T13">Svelte, SvelteKit, </text:span>Bootstrap, TailwindCSS, SASS e jQuery, <text:span text:style-name="T12">D</text:span><text:span text:style-name="T10">esktop</text:span> com JavaScript e ElectronJS, <text:span text:style-name="T14">e </text:span><text:span text:style-name="T12">M</text:span><text:span text:style-name="T10">obile</text:span> com Ionic e React-Native.</text:p>
      <text:p text:style-name="P8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8"/>
      <text:p text:style-name="P9">OBJETIVOS</text:p>
      <text:list text:style-name="L1">
        <text:list-item>
          <text:p text:style-name="P10">Posiçõ<text:span text:style-name="T15">es</text:span></text:p>
          <text:list>
            <text:list-item>
              <text:p text:style-name="P11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Contratação</text:p>
          <text:list>
            <text:list-item>
              <text:p text:style-name="P11">CLT; PJ</text:p>
            </text:list-item>
          </text:list>
        </text:list-item>
      </text:list>
      <text:p text:style-name="P8"/>
      <text:list text:continue-numbering="true" text:style-name="L1">
        <text:list-item>
          <text:p text:style-name="P10">Modalidade</text:p>
          <text:list>
            <text:list-item>
              <text:p text:style-name="P11">Remoto (Home Office)</text:p>
            </text:list-item>
          </text:list>
        </text:list-item>
      </text:list>
      <text:p text:style-name="P8"/>
      <text:p text:style-name="P9">HABILIDADES</text:p>
      <text:list text:style-name="L2">
        <text:list-item>
          <text:p text:style-name="P12">DevOps</text:p>
          <text:list>
            <text:list-item>
              <text:p text:style-name="P13"><text:span text:style-name="T16">Sistemas Operacionais: </text:span><text:span text:style-name="T17">Linux; Windows Server</text:span></text:p>
            </text:list-item>
            <text:list-item>
              <text:p text:style-name="P13"><text:span text:style-name="T16">Softwares: </text:span><text:span text:style-name="T17">Docker; Apache; NGINX; PHP-FPM; PHP-CGI; NodeJS</text:span></text:p>
            </text:list-item>
            <text:list-item>
              <text:p text:style-name="P13"><text:span text:style-name="T16">Serviços: </text:span><text:span text:style-name="T17">Hostgator; Hostinger; Locaweb; Amazon AWS; Google GCP; Cloudflare; GitHub Actions</text:span></text:p>
            </text:list-item>
          </text:list>
        </text:list-item>
      </text:list>
      <text:p text:style-name="P8"/>
      <text:p text:style-name="P8"><text:soft-page-break/></text:p>
      <text:list text:continue-numbering="true" text:style-name="L2">
        <text:list-item>
          <text:p text:style-name="P12">Back-end</text:p>
          <text:list>
            <text:list-item>
              <text:p text:style-name="P14"><text:span text:style-name="T18">Banco de Dados:</text:span><text:span text:style-name="T17"> MySQL/MariaDB; PostgreSQ</text:span><text:span text:style-name="T19">L</text:span><text:span text:style-name="T17">; MongoDB</text:span></text:p>
            </text:list-item>
            <text:list-item>
              <text:p text:style-name="P14"><text:span text:style-name="T18">Linguagens de programação:</text:span><text:span text:style-name="T17"> PHP; JavaScript; TypeScript</text:span></text:p>
            </text:list-item>
            <text:list-item>
              <text:p text:style-name="P14"><text:span text:style-name="T18">Frameworks, CMSs e Bibliotecas:</text:span><text:span text:style-name="T17"> Laravel; CodeIgniter; Wordpress; ExpressJS; </text:span><text:span text:style-name="T20">Prisma ORM; </text:span><text:span text:style-name="T21">Nes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Front-end</text:p>
          <text:list>
            <text:list-item>
              <text:p text:style-name="P14"><text:span text:style-name="T18">Linguagens de Programação:</text:span><text:span text:style-name="T17"> HTML; CSS; SASS; JavaScript; TypeScript</text:span></text:p>
            </text:list-item>
            <text:list-item>
              <text:p text:style-name="P14"><text:span text:style-name="T18">Frameworks e Bibliotecas:</text:span><text:span text:style-name="T17"> React; NextJS; Angular; </text:span><text:span text:style-name="T22">Svelte; SvelteKit; </text:span><text:span text:style-name="T17">jQuery; Bootstrap; TailwindCSS; </text:span><text:span text:style-name="T21">VueJS; Nuxt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Desktop</text:p>
          <text:list>
            <text:list-item>
              <text:p text:style-name="P13"><text:span text:style-name="T16">Linguagens de Programação: </text:span><text:span text:style-name="T17">HTML; CSS; SASS; JavaSript; TypeScript</text:span></text:p>
            </text:list-item>
            <text:list-item>
              <text:p text:style-name="P13"><text:span text:style-name="T16">Frameworks e Bibliotecas: </text:span><text:span text:style-name="T17">ElectronJS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Mobile</text:p>
          <text:list>
            <text:list-item>
              <text:p text:style-name="P13"><text:span text:style-name="T16">Linguagens de Programação: </text:span><text:span text:style-name="T17">HTML; CSS; SASS; JavaScript; TypeScript</text:span></text:p>
            </text:list-item>
            <text:list-item>
              <text:p text:style-name="P13"><text:span text:style-name="T16">Plataformas: </text:span><text:span text:style-name="T17">Android; iOS</text:span></text:p>
            </text:list-item>
            <text:list-item>
              <text:p text:style-name="P13"><text:span text:style-name="T16">Frameworks e Bibliotecas: </text:span><text:span text:style-name="T17">Ionic; React-Native; Expo</text:span></text:p>
            </text:list-item>
          </text:list>
        </text:list-item>
      </text:list>
      <text:p text:style-name="P8"/>
      <text:list text:continue-numbering="true" text:style-name="L2">
        <text:list-item>
          <text:p text:style-name="P12">Complementares</text:p>
          <text:list>
            <text:list-item>
              <text:p text:style-name="P15">Desenvolvimento de Games multiplataforma com engine Unity e linguagem C#</text:p>
            </text:list-item>
            <text:list-item>
              <text:p text:style-name="P15">Conhecimento de Git, plataformas de versionamento (GitHub, GitLab, BitBucket, Azure) e Gitflow</text:p>
            </text:list-item>
            <text:list-item>
              <text:p text:style-name="P15">Conhecimento da metodologia ágil SCRUM</text:p>
            </text:list-item>
          </text:list>
        </text:list-item>
      </text:list>
      <text:p text:style-name="P8"/>
      <text:p text:style-name="P9">EXPERIÊNCIAS</text:p>
      <text:list text:style-name="L3">
        <text:list-item>
          <text:p text:style-name="P16">Desenvolvedor Fullstack Pleno – ShockIT</text:p>
          <text:list>
            <text:list-item>
              <text:p text:style-name="P17"><text:a xlink:type="simple" xlink:href="http://www.shockit.com.br/" text:style-name="Internet_20_link" text:visited-style-name="Visited_20_Internet_20_Link">www.shockit.com.br</text:a> <text:span text:style-name="T23">• </text:span>De Abril/2024 até o momento</text:p>
            </text:list-item>
          </text:list>
        </text:list-item>
      </text:list>
      <text:p text:style-name="P18"/>
      <text:list text:continue-numbering="true" text:style-name="L3">
        <text:list-item>
          <text:p text:style-name="P19">Desenvolvedor Fullstack Pleno – Newton Inteligência Digital</text:p>
          <text:list>
            <text:list-item>
              <text:p text:style-name="P20"><text:a xlink:type="simple" xlink:href="http://www.newton.ag/" text:style-name="Internet_20_link" text:visited-style-name="Visited_20_Internet_20_Link">www.newton.ag</text:a> • <text:span text:style-name="T24">De </text:span>Outubro/2022 <text:span text:style-name="T25">até Abril/2024</text:span></text:p>
            </text:list-item>
          </text:list>
        </text:list-item>
      </text:list>
      <text:p text:style-name="P8"/>
      <text:list text:continue-numbering="true" text:style-name="L3">
        <text:list-item>
          <text:p text:style-name="P19">Desenvolvedor Web Fullstack Pleno – JMS Comunicação</text:p>
          <text:list>
            <text:list-item>
              <text:p text:style-name="P20"><text:a xlink:type="simple" xlink:href="http://www.jmscomunicacao.com.br/" text:style-name="Internet_20_link" text:visited-style-name="Visited_20_Internet_20_Link">www.jmscomunicacao.com.br</text:a> • <text:span text:style-name="T2">De </text:span>Novembro/2021 <text:span text:style-name="T2">até</text:span> Junho/2023</text:p>
            </text:list-item>
          </text:list>
        </text:list-item>
      </text:list>
      <text:p text:style-name="P8"/>
      <text:list text:continue-numbering="true" text:style-name="L3">
        <text:list-item>
          <text:p text:style-name="P19">Desenvolvedor Sênior – 7COMm Informática</text:p>
          <text:list>
            <text:list-item>
              <text:p text:style-name="P21"><text:a xlink:type="simple" xlink:href="https://www.7comm.com.br/" text:style-name="Internet_20_link" text:visited-style-name="Visited_20_Internet_20_Link">www.7comm.com.br</text:a> • <text:span text:style-name="T2">De </text:span>Outubro/2020 <text:span text:style-name="T2">até </text:span>Abril/2023</text:p>
            </text:list-item>
          </text:list>
        </text:list-item>
      </text:list>
      <text:p text:style-name="P8"/>
      <text:list text:continue-numbering="true" text:style-name="L3">
        <text:list-item>
          <text:p text:style-name="P19">Desenvolvedor Web Júnior → Pleno – B-Young Social Media</text:p>
          <text:list>
            <text:list-item>
              <text:p text:style-name="P21"><text:a xlink:type="simple" xlink:href="https://www.b-young.me/" text:style-name="Internet_20_link" text:visited-style-name="Visited_20_Internet_20_Link">www.b-young.me</text:a> • <text:span text:style-name="T2">De </text:span>Junho/2018 <text:span text:style-name="T2">até </text:span>Novembro/2021</text:p>
            </text:list-item>
          </text:list>
        </text:list-item>
        <text:list-item>
          <text:p text:style-name="P19"><text:soft-page-break/>Estagiário de Desenvolvedor Web – B-Young Social Media</text:p>
          <text:list>
            <text:list-item>
              <text:p text:style-name="P21"><text:a xlink:type="simple" xlink:href="https://www.b-young.me/" text:style-name="Internet_20_link" text:visited-style-name="Visited_20_Internet_20_Link">www.b-young.me</text:a> • <text:span text:style-name="T2">De </text:span>Novembro/2016 <text:span text:style-name="T2">até</text:span> Junho/2018</text:p>
            </text:list-item>
          </text:list>
        </text:list-item>
      </text:list>
      <text:p text:style-name="P8"/>
      <text:list text:continue-numbering="true" text:style-name="L3">
        <text:list-item>
          <text:p text:style-name="P19">Aprendiz de Recursos Humanos – TeleTech Brasil</text:p>
          <text:list>
            <text:list-item>
              <text:p text:style-name="P21"><text:a xlink:type="simple" xlink:href="https://www.ttecjobs.com/" text:style-name="Internet_20_link" text:visited-style-name="Visited_20_Internet_20_Link">www.ttecjobs.com</text:a> • <text:span text:style-name="T2">De </text:span>Março/2016 <text:span text:style-name="T2">até</text:span> Novembro/2016</text:p>
            </text:list-item>
          </text:list>
        </text:list-item>
      </text:list>
      <text:p text:style-name="P8"/>
      <text:p text:style-name="P9">FORMAÇÃO</text:p>
      <text:list text:style-name="L4">
        <text:list-item>
          <text:p text:style-name="P22">Pós-Graduação/Especialização em Desenvolvimento de Jogos Digitais</text:p>
          <text:list>
            <text:list-item>
              <text:p text:style-name="P23">Centro Universitário SENAC Santo Amaro</text:p>
            </text:list-item>
            <text:list-item>
              <text:p text:style-name="P23">Início em Fevereiro/2020 | Término em Dezembro/2021</text:p>
            </text:list-item>
          </text:list>
        </text:list-item>
      </text:list>
      <text:p text:style-name="P8"/>
      <text:list text:continue-numbering="true" text:style-name="L4">
        <text:list-item>
          <text:p text:style-name="P22">Superior Tecnólogo em Desenvolvimento de Jogos Digitais</text:p>
          <text:list>
            <text:list-item>
              <text:p text:style-name="P23">Centro Universitário SENAC Santo Amaro</text:p>
            </text:list-item>
            <text:list-item>
              <text:p text:style-name="P23">Início em Fevereiro/2016 | Término em Junho/2018</text:p>
            </text:list-item>
          </text:list>
        </text:list-item>
      </text:list>
      <text:p text:style-name="P8"/>
      <text:list text:continue-numbering="true" text:style-name="L4">
        <text:list-item>
          <text:p text:style-name="P22">Técnico em Desenvolvimento de Games</text:p>
          <text:list>
            <text:list-item>
              <text:p text:style-name="P23">SENAC Nações Unidas</text:p>
            </text:list-item>
            <text:list-item>
              <text:p text:style-name="P23">Início em Outubro/2014 | Término em Fevereiro/2016</text:p>
            </text:list-item>
          </text:list>
        </text:list-item>
      </text:list>
      <text:p text:style-name="P8"/>
      <text:p text:style-name="P9">IDIOMAS</text:p>
      <text:list text:style-name="L5">
        <text:list-item>
          <text:p text:style-name="P24">Português: <text:span text:style-name="T26">Nativo</text:span></text:p>
        </text:list-item>
        <text:list-item>
          <text:p text:style-name="P24">Inglês: <text:span text:style-name="T26">Intermediário</text:span></text:p>
        </text:list-item>
      </text:list>
      <text:p text:style-name="P8"/>
      <text:p text:style-name="P9">EXTRACURRICULAR</text:p>
      <text:list text:style-name="L6">
        <text:list-item>
          <text:p text:style-name="P25">DOCKER Completo - Do Zero ao Avançado (2023) – Udemy</text:p>
          <text:list>
            <text:list-item>
              <text:p text:style-name="P26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27"/>
      <text:list text:continue-numbering="true" text:style-name="L6">
        <text:list-item>
          <text:p text:style-name="P28">TypeScript do básico ao avançado (c/ React, Express) – <text:span text:style-name="T27">Udemy</text:span></text:p>
          <text:list>
            <text:list-item>
              <text:p text:style-name="P29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09-17T15:54:47.946964631</dc:date>
    <meta:editing-duration>PT3H6M35S</meta:editing-duration>
    <meta:editing-cycles>25</meta:editing-cycles>
    <meta:generator>LibreOffice/24.8.1.2$Linux_X86_64 LibreOffice_project/480$Build-2</meta:generator>
    <meta:document-statistic meta:table-count="0" meta:image-count="6" meta:object-count="0" meta:page-count="3" meta:paragraph-count="70" meta:word-count="521" meta:character-count="3898" meta:non-whitespace-character-count="3415"/>
  </office:meta>
</office:document-meta>
</file>